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unito" svg:font-family="Nunito" style:font-family-generic="roman" style:font-pitch="variable"/>
    <style:font-face style:name="Nunito1" svg:font-family="Nunito"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Raleway" svg:font-family="Raleway" style:font-family-generic="roman" style:font-pitch="variable"/>
    <style:font-face style:name="Raleway Thin" svg:font-family="'Raleway Thin'" style:font-family-generic="roman" style:font-pitch="variable"/>
    <style:font-face style:name="Raleway Thin1" svg:font-family="'Raleway Thin'" style:font-family-generic="system" style:font-pitch="variable"/>
    <style:font-face style:name="Raleway1" svg:font-family="Raleway" style:font-family-generic="system" style:font-pitch="variable"/>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family-generic="system" style:font-pitch="variable"/>
  </office:font-face-decls>
  <office:automatic-styles>
    <style:style style:name="表1" style:family="table" style:master-page-name="Standard">
      <style:table-properties style:width="17.771cm" fo:margin-top="0cm" fo:margin-bottom="0cm" style:page-number="1" table:align="left" style:writing-mode="lr-tb"/>
    </style:style>
    <style:style style:name="表1.A" style:family="table-column">
      <style:table-column-properties style:column-width="11.299cm"/>
    </style:style>
    <style:style style:name="表1.B" style:family="table-column">
      <style:table-column-properties style:column-width="6.472cm"/>
    </style:style>
    <style:style style:name="表1.1" style:family="table-row">
      <style:table-row-properties style:min-row-height="2.995cm" fo:keep-together="auto"/>
    </style:style>
    <style:style style:name="表1.A1" style:family="table-cell">
      <style:table-cell-properties fo:background-color="transparent" fo:padding="0.176cm" fo:border="none">
        <style:background-image/>
      </style:table-cell-properties>
    </style:style>
    <style:style style:name="表2" style:family="table">
      <style:table-properties style:width="17.78cm" fo:margin-left="0cm" fo:margin-top="0cm" fo:margin-bottom="0cm" table:align="left" style:writing-mode="lr-tb"/>
    </style:style>
    <style:style style:name="表2.A" style:family="table-column">
      <style:table-column-properties style:column-width="17.78cm"/>
    </style:style>
    <style:style style:name="表2.1" style:family="table-row">
      <style:table-row-properties style:min-row-height="2.662cm" fo:keep-together="auto"/>
    </style:style>
    <style:style style:name="表2.A1" style:family="table-cell">
      <style:table-cell-properties fo:background-color="transparent" fo:padding="0.176cm" fo:border-left="none" fo:border-right="none" fo:border-top="1pt solid #cf5447" fo:border-bottom="1pt solid #cccccc">
        <style:background-image/>
      </style:table-cell-properties>
    </style:style>
    <style:style style:name="表3" style:family="table">
      <style:table-properties style:width="17.806cm" fo:margin-left="0cm" fo:margin-top="0cm" fo:margin-bottom="0cm" table:align="left" style:writing-mode="lr-tb"/>
    </style:style>
    <style:style style:name="表3.A" style:family="table-column">
      <style:table-column-properties style:column-width="11.217cm"/>
    </style:style>
    <style:style style:name="表3.B" style:family="table-column">
      <style:table-column-properties style:column-width="0.637cm"/>
    </style:style>
    <style:style style:name="表3.C" style:family="table-column">
      <style:table-column-properties style:column-width="5.953cm"/>
    </style:style>
    <style:style style:name="表3.1" style:family="table-row">
      <style:table-row-properties style:min-row-height="0.767cm" fo:keep-together="auto"/>
    </style:style>
    <style:style style:name="表3.A1" style:family="table-cell">
      <style:table-cell-properties fo:background-color="transparent" fo:padding="0.176cm" fo:border="none">
        <style:background-image/>
      </style:table-cell-properties>
    </style:style>
    <style:style style:name="P1" style:family="paragraph" style:parent-style-name="Heading_20_3">
      <style:paragraph-properties fo:margin-left="0cm" fo:margin-right="-0.026cm" fo:margin-top="0.176cm" fo:margin-bottom="0.176cm" style:contextual-spacing="false" fo:line-height="100%" fo:orphans="0" fo:widows="0" fo:text-indent="0cm" style:auto-text-indent="false"/>
    </style:style>
    <style:style style:name="P2" style:family="paragraph" style:parent-style-name="Standard">
      <style:paragraph-properties fo:margin-top="0cm" fo:margin-bottom="0cm" style:contextual-spacing="false" fo:line-height="100%" fo:orphans="0" fo:widows="0"/>
    </style:style>
    <style:style style:name="P3" style:family="paragraph" style:parent-style-name="Standard">
      <style:paragraph-properties fo:margin-top="0cm" fo:margin-bottom="0cm" style:contextual-spacing="false" fo:line-height="100%" fo:orphans="0" fo:widows="0"/>
      <style:text-properties officeooo:paragraph-rsid="00048645"/>
    </style:style>
    <style:style style:name="P4" style:family="paragraph" style:parent-style-name="Standard">
      <style:paragraph-properties fo:margin-top="0.101cm" fo:margin-bottom="0.101cm" style:contextual-spacing="false" fo:line-height="100%" fo:orphans="0" fo:widows="0"/>
    </style:style>
    <style:style style:name="P5" style:family="paragraph" style:parent-style-name="Standard">
      <style:paragraph-properties fo:margin-top="0cm" fo:margin-bottom="0cm" style:contextual-spacing="false" fo:line-height="150%" fo:text-align="end" style:justify-single-word="false" fo:orphans="0" fo:widows="0"/>
    </style:style>
    <style:style style:name="P6" style:family="paragraph" style:parent-style-name="Standard">
      <style:paragraph-properties fo:margin-top="0cm" fo:margin-bottom="0cm" style:contextual-spacing="false" fo:orphans="0" fo:widows="0"/>
      <style:text-properties style:font-name="Nunito" fo:font-size="10pt" style:font-name-asian="Nunito1" style:font-size-asian="10pt" style:font-name-complex="Nunito1" style:font-size-complex="10pt"/>
    </style:style>
    <style:style style:name="P7" style:family="paragraph" style:parent-style-name="Standard">
      <style:paragraph-properties fo:margin-top="0cm" fo:margin-bottom="0cm" style:contextual-spacing="false" fo:line-height="100%" fo:orphans="0" fo:widows="0"/>
      <style:text-properties style:font-name="Nunito" fo:font-size="10pt" style:font-name-asian="Nunito1" style:font-size-asian="10pt" style:font-name-complex="Nunito1" style:font-size-complex="10pt"/>
    </style:style>
    <style:style style:name="P8" style:family="paragraph" style:parent-style-name="Standard">
      <style:paragraph-properties fo:margin-top="0cm" fo:margin-bottom="0cm" style:contextual-spacing="false" fo:orphans="0" fo:widows="0"/>
    </style:style>
    <style:style style:name="P9" style:family="paragraph" style:parent-style-name="Standard">
      <style:paragraph-properties fo:margin-top="0cm" fo:margin-bottom="0cm" style:contextual-spacing="false" fo:orphans="0" fo:widows="0"/>
      <style:text-properties officeooo:paragraph-rsid="0002ccf6"/>
    </style:style>
    <style:style style:name="P10" style:family="paragraph" style:parent-style-name="Standard">
      <style:paragraph-properties fo:margin-top="0cm" fo:margin-bottom="0cm" style:contextual-spacing="false" fo:orphans="0" fo:widows="0"/>
      <style:text-properties officeooo:paragraph-rsid="00048995"/>
    </style:style>
    <style:style style:name="P11" style:family="paragraph" style:parent-style-name="Standard">
      <style:paragraph-properties fo:margin-left="0cm" fo:margin-right="-0.026cm" fo:margin-top="0cm" fo:margin-bottom="0cm" style:contextual-spacing="false" fo:line-height="130%" fo:orphans="0" fo:widows="0" fo:text-indent="0cm" style:auto-text-indent="false"/>
    </style:style>
    <style:style style:name="P12" style:family="paragraph" style:parent-style-name="Standard">
      <style:paragraph-properties fo:margin-left="0cm" fo:margin-right="-0.026cm" fo:margin-top="0cm" fo:margin-bottom="0cm" style:contextual-spacing="false" fo:line-height="130%" fo:orphans="0" fo:widows="0" fo:text-indent="0cm" style:auto-text-indent="false"/>
      <style:text-properties fo:color="#666666" loext:opacity="100%" style:font-name="Open Sans" fo:font-size="10pt" style:font-name-asian="Open Sans1" style:font-size-asian="10pt" style:font-name-complex="Open Sans1" style:font-size-complex="10pt"/>
    </style:style>
    <style:style style:name="P13" style:family="paragraph" style:parent-style-name="Standard">
      <style:paragraph-properties fo:margin-left="0cm" fo:margin-right="-0.026cm" fo:margin-top="0cm" fo:margin-bottom="0cm" style:contextual-spacing="false" fo:line-height="130%" fo:orphans="0" fo:widows="0" fo:text-indent="0cm" style:auto-text-indent="false"/>
      <style:text-properties fo:color="#434343" loext:opacity="100%" style:font-name="Open Sans" fo:font-size="10pt" style:font-name-asian="Open Sans1" style:font-size-asian="10pt" style:font-name-complex="Open Sans1" style:font-size-complex="10pt"/>
    </style:style>
    <style:style style:name="P14" style:family="paragraph" style:parent-style-name="Standard">
      <style:paragraph-properties fo:margin-top="0cm" fo:margin-bottom="0cm" style:contextual-spacing="false" fo:line-height="100%" fo:orphans="0" fo:widows="0"/>
      <style:text-properties fo:color="#cf5447" loext:opacity="100%" style:font-name="Open Sans" fo:font-size="10pt" style:font-name-asian="Open Sans1" style:font-size-asian="10pt" style:font-name-complex="Open Sans1" style:font-size-complex="10pt"/>
    </style:style>
    <style:style style:name="P15" style:family="paragraph" style:parent-style-name="Standard">
      <style:paragraph-properties fo:margin-top="0cm" fo:margin-bottom="0cm" style:contextual-spacing="false" fo:line-height="150%" fo:text-align="end" style:justify-single-word="false" fo:orphans="0" fo:widows="0"/>
      <style:text-properties officeooo:rsid="0002ccf6" officeooo:paragraph-rsid="0002ccf6"/>
    </style:style>
    <style:style style:name="P16" style:family="paragraph" style:parent-style-name="Standard">
      <style:paragraph-properties fo:margin-top="0cm" fo:margin-bottom="0cm" style:contextual-spacing="false" fo:line-height="100%" fo:orphans="0" fo:widows="0"/>
      <style:text-properties fo:font-size="36pt" officeooo:rsid="0002ccf6" officeooo:paragraph-rsid="0002ccf6" style:font-size-asian="36pt" style:font-size-complex="36pt"/>
    </style:style>
    <style:style style:name="P17" style:family="paragraph" style:parent-style-name="Standard">
      <style:paragraph-properties fo:margin-top="0cm" fo:margin-bottom="0cm" style:contextual-spacing="false" fo:line-height="100%" fo:orphans="0" fo:widows="0"/>
      <style:text-properties fo:font-size="9pt" style:font-size-asian="9pt" style:font-size-complex="9pt"/>
    </style:style>
    <style:style style:name="P18" style:family="paragraph" style:parent-style-name="Standard">
      <style:paragraph-properties fo:margin-top="0cm" fo:margin-bottom="0cm" style:contextual-spacing="false" fo:line-height="100%" fo:orphans="0" fo:widows="0"/>
      <style:text-properties fo:font-size="9pt" officeooo:paragraph-rsid="00048995" style:font-size-asian="9pt" style:font-size-complex="9pt"/>
    </style:style>
    <style:style style:name="P19" style:family="paragraph" style:parent-style-name="Standard">
      <style:paragraph-properties fo:margin-top="0.101cm" fo:margin-bottom="0.101cm" style:contextual-spacing="false" fo:line-height="100%" fo:orphans="0" fo:widows="0"/>
      <style:text-properties fo:font-size="9pt" officeooo:paragraph-rsid="00048995" style:font-size-asian="9pt" style:font-size-complex="9pt"/>
    </style:style>
    <style:style style:name="P20" style:family="paragraph" style:parent-style-name="Standard">
      <style:paragraph-properties fo:margin-top="0cm" fo:margin-bottom="0cm" style:contextual-spacing="false" fo:line-height="100%" fo:orphans="0" fo:widows="0"/>
      <style:text-properties fo:font-size="9pt" officeooo:paragraph-rsid="00048645" style:font-size-asian="9pt" style:font-size-complex="9pt"/>
    </style:style>
    <style:style style:name="P21" style:family="paragraph" style:parent-style-name="Standard">
      <style:paragraph-properties fo:margin-top="0.201cm" fo:margin-bottom="0.201cm" style:contextual-spacing="false" fo:line-height="100%" fo:orphans="0" fo:widows="0"/>
      <style:text-properties fo:font-size="9pt" fo:font-weight="bold" officeooo:paragraph-rsid="00048995" style:font-size-asian="9pt" style:font-weight-asian="bold" style:font-size-complex="9pt" style:font-weight-complex="bold"/>
    </style:style>
    <style:style style:name="P22" style:family="paragraph" style:parent-style-name="Standard">
      <style:paragraph-properties fo:margin-top="0cm" fo:margin-bottom="0cm" style:contextual-spacing="false" fo:line-height="100%" fo:orphans="0" fo:widows="0"/>
      <style:text-properties fo:font-size="9pt" fo:font-style="italic" officeooo:paragraph-rsid="00048645" style:font-size-asian="9pt" style:font-style-asian="italic" style:font-size-complex="9pt" style:font-style-complex="italic"/>
    </style:style>
    <style:style style:name="T1" style:family="text">
      <style:text-properties fo:color="#cf5447" loext:opacity="100%" style:font-name="Raleway Thin" style:font-name-asian="Raleway Thin1" style:font-name-complex="Raleway Thin1"/>
    </style:style>
    <style:style style:name="T2" style:family="text">
      <style:text-properties fo:color="#cf5447" loext:opacity="100%" style:font-name="Open Sans" fo:font-size="10pt" style:font-name-asian="Open Sans1" style:font-size-asian="10pt" style:font-name-complex="Open Sans1" style:font-size-complex="10pt"/>
    </style:style>
    <style:style style:name="T3" style:family="text">
      <style:text-properties fo:color="#cf5447" loext:opacity="100%" style:font-name="Open Sans" fo:font-size="10pt" officeooo:rsid="0002ccf6" style:font-name-asian="Open Sans1" style:font-size-asian="10pt" style:font-name-complex="Open Sans1" style:font-size-complex="10pt"/>
    </style:style>
    <style:style style:name="T4" style:family="text">
      <style:text-properties fo:color="#cf5447" loext:opacity="100%" style:font-name="Open Sans" fo:font-size="10pt" officeooo:rsid="00048645" style:font-name-asian="Open Sans1" style:font-size-asian="10pt" style:font-name-complex="Open Sans1" style:font-size-complex="10pt"/>
    </style:style>
    <style:style style:name="T5" style:family="text">
      <style:text-properties fo:color="#cf5447" loext:opacity="100%" style:font-name="Open Sans" fo:font-size="10pt" officeooo:rsid="00058152" style:font-name-asian="Open Sans1" style:font-size-asian="10pt" style:font-name-complex="Open Sans1" style:font-size-complex="10pt"/>
    </style:style>
    <style:style style:name="T6" style:family="text">
      <style:text-properties fo:color="#666666" loext:opacity="100%" style:font-name="Open Sans" fo:font-size="18pt" style:font-name-asian="Open Sans1" style:font-size-asian="18pt" style:font-name-complex="Open Sans1" style:font-size-complex="18pt"/>
    </style:style>
    <style:style style:name="T7" style:family="text">
      <style:text-properties fo:color="#666666" loext:opacity="100%" style:font-name="Open Sans" fo:font-size="18pt" officeooo:rsid="0002ccf6" style:font-name-asian="Open Sans1" style:font-size-asian="18pt" style:font-name-complex="Open Sans1" style:font-size-complex="18pt"/>
    </style:style>
    <style:style style:name="T8" style:family="text">
      <style:text-properties fo:color="#666666" loext:opacity="100%" style:font-name="Open Sans" fo:font-size="9pt" style:font-name-asian="Open Sans1" style:font-size-asian="9pt" style:font-name-complex="Open Sans1" style:font-size-complex="9pt"/>
    </style:style>
    <style:style style:name="T9" style:family="text">
      <style:text-properties fo:color="#666666" loext:opacity="100%" style:font-name="Open Sans" fo:font-size="9pt" officeooo:rsid="0002ccf6" style:font-name-asian="Open Sans1" style:font-size-asian="9pt" style:font-name-complex="Open Sans1" style:font-size-complex="9pt"/>
    </style:style>
    <style:style style:name="T10" style:family="text">
      <style:text-properties fo:color="#666666" loext:opacity="100%" style:font-name="Open Sans" fo:font-size="9pt" fo:font-weight="bold" style:font-name-asian="Open Sans1" style:font-size-asian="9pt" style:font-weight-asian="bold" style:font-name-complex="Open Sans1" style:font-size-complex="9pt"/>
    </style:style>
    <style:style style:name="T11" style:family="text">
      <style:text-properties fo:color="#666666" loext:opacity="100%" style:font-name="Open Sans" fo:font-size="9pt" fo:font-weight="bold" style:font-name-asian="Open Sans1" style:font-size-asian="9pt" style:font-weight-asian="bold" style:font-name-complex="Open Sans1" style:font-size-complex="9pt" style:font-weight-complex="bold"/>
    </style:style>
    <style:style style:name="T12" style:family="text">
      <style:text-properties fo:color="#666666" loext:opacity="100%" style:font-name="Open Sans" fo:font-size="9pt" style:text-underline-style="none" style:font-name-asian="Open Sans1" style:font-size-asian="9pt" style:font-name-complex="Open Sans1" style:font-size-complex="9pt"/>
    </style:style>
    <style:style style:name="T13" style:family="text">
      <style:text-properties fo:color="#666666" loext:opacity="100%" style:font-name="Open Sans" fo:font-size="9pt" fo:font-style="italic" style:font-name-asian="Open Sans1" style:font-size-asian="9pt" style:font-style-asian="italic" style:font-name-complex="Open Sans1" style:font-size-complex="9pt" style:font-style-complex="italic"/>
    </style:style>
    <style:style style:name="T14" style:family="text">
      <style:text-properties fo:color="#666666" loext:opacity="100%" style:font-name="Open Sans" fo:font-size="6pt" style:font-name-asian="Open Sans1" style:font-size-asian="6pt" style:font-name-complex="Open Sans1" style:font-size-complex="6pt"/>
    </style:style>
    <style:style style:name="T15" style:family="text">
      <style:text-properties fo:color="#666666" loext:opacity="100%" style:font-name="Open Sans" fo:font-size="8pt" style:font-name-asian="Open Sans1" style:font-size-asian="8pt" style:font-name-complex="Open Sans1" style:font-size-complex="8pt"/>
    </style:style>
    <style:style style:name="T16" style:family="text">
      <style:text-properties fo:color="#666666" loext:opacity="100%" style:font-name="Open Sans" style:font-name-asian="Open Sans1" style:font-name-complex="Open Sans1"/>
    </style:style>
    <style:style style:name="T17" style:family="text">
      <style:text-properties style:font-name="Open Sans" fo:font-size="6pt" style:font-name-asian="Open Sans1" style:font-size-asian="6pt" style:font-name-complex="Open Sans1" style:font-size-complex="6pt"/>
    </style:style>
    <style:style style:name="T18" style:family="text">
      <style:text-properties style:font-name="Open Sans" fo:font-style="italic" style:font-name-asian="Open Sans1" style:font-style-asian="italic" style:font-name-complex="Open Sans1"/>
    </style:style>
    <style:style style:name="T19" style:family="text">
      <style:text-properties style:font-name="Open Sans" fo:font-size="7pt" style:font-name-asian="Open Sans1" style:font-size-asian="7pt" style:font-name-complex="Open Sans1" style:font-size-complex="7pt"/>
    </style:style>
    <style:style style:name="T20" style:family="text">
      <style:text-properties style:font-name="Open Sans" style:font-name-asian="Open Sans1" style:font-name-complex="Open Sans1"/>
    </style:style>
    <style:style style:name="T21" style:family="text">
      <style:text-properties style:font-name="Open Sans" fo:font-size="8pt" style:font-name-asian="Open Sans1" style:font-size-asian="8pt" style:font-name-complex="Open Sans1" style:font-size-complex="8pt"/>
    </style:style>
    <style:style style:name="T22" style:family="text">
      <style:text-properties style:font-name="Open Sans" fo:font-size="9pt" style:font-name-asian="Open Sans1" style:font-size-asian="9pt" style:font-name-complex="Open Sans1" style:font-size-complex="9pt"/>
    </style:style>
    <style:style style:name="T23" style:family="text">
      <style:text-properties style:font-name="Open Sans" fo:font-size="9pt" fo:font-weight="bold" style:font-name-asian="Open Sans1" style:font-size-asian="9pt" style:font-weight-asian="bold" style:font-name-complex="Open Sans1" style:font-size-complex="9pt" style:font-weight-complex="bold"/>
    </style:style>
    <style:style style:name="T24" style:family="text">
      <style:text-properties style:font-name="Arial" fo:font-size="9pt" fo:font-weight="bold" style:font-name-asian="Arial2" style:font-size-asian="9pt" style:font-weight-asian="bold" style:font-name-complex="Arial2" style:font-size-complex="9pt"/>
    </style:style>
    <style:style style:name="T25" style:family="text">
      <style:text-properties style:font-name="Arial" fo:font-size="7pt" style:font-name-asian="Arial2" style:font-size-asian="7pt" style:font-name-complex="Arial2" style:font-size-complex="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row table:style-name="表1.1">
          <table:table-cell table:style-name="表1.A1" office:value-type="string">
            <text:p text:style-name="P16"><text:span text:style-name="T1">Takahiro AKASHI</text:span></text:p>
            <text:p text:style-name="P2"><text:span text:style-name="T7">Senior Software Engineer</text:span><text:span text:style-name="T6"> </text:span></text:p>
          </table:table-cell>
          <table:table-cell table:style-name="表1.A1" office:value-type="string">
            <text:p text:style-name="P5"><text:span text:style-name="T8"><text:s/>Inagi-city, Tokyo, JAPAN</text:span></text:p>
            <text:p text:style-name="P5"><text:span text:style-name="T8">mobile: +81-90-9382-0048</text:span></text:p>
            <text:p text:style-name="P15"><text:a xlink:type="simple" xlink:href="mailto:takahiro.akashi@linaro.org" text:style-name="Internet_20_link" text:visited-style-name="Visited_20_Internet_20_Link"><text:span text:style-name="T12">takahiro.akashi@linaro.org</text:span></text:a></text:p>
            <text:p text:style-name="P15"><text:a xlink:type="simple" xlink:href="mailto:akashi.takahiro@socionext.com" text:style-name="Internet_20_link" text:visited-style-name="Visited_20_Internet_20_Link"><text:span text:style-name="T12">akashi.takahiro@socionext.com</text:span></text:a></text:p>
            <text:p text:style-name="P15"><text:span text:style-name="T12">akax.hiro@gmail </text:span><text:span text:style-name="T8">(home)</text:span></text:p>
          </table:table-cell>
        </table:table-row>
      </table:table>
      <text:p text:style-name="P6"/>
      <table:table table:name="表2" table:style-name="表2">
        <table:table-column table:style-name="表2.A"/>
        <table:table-row table:style-name="表2.1">
          <table:table-cell table:style-name="表2.A1" office:value-type="string">
            <text:p text:style-name="P2"><text:span text:style-name="T3">SUMMARY</text:span><text:span text:style-name="T17"><text:line-break/></text:span></text:p>
            <text:p text:style-name="P9"><text:span text:style-name="T9">Linux software engineer with 15+ years of experiences in a semiconductor company after working on various OS-related research works in a computer vendor. Last 10 years dedicated in contributing to the development of OSS, linux kernel and firmware.</text:span><text:span text:style-name="T8"><text:line-break/>Seek for a new challenging job where I can leverage my experiences in Linux kernel and related software in order to continue to contribute to OSS as well as to foster my own skill in emerging technology areas, among others, interested in virtualization, security or adaptation of new cpu architecture like Risc-V.</text:span></text:p>
            <text:p text:style-name="P9"><text:span text:style-name="T8"/></text:p>
            <text:p text:style-name="P9"><text:span text:style-name="T8">If possible, find a position who is allowed to work from home remotely (Japan). Otherwise think of moving near to on-site office.</text:span></text:p>
          </table:table-cell>
        </table:table-row>
      </table:table>
      <text:p text:style-name="P7"/>
      <table:table table:name="表3" table:style-name="表3">
        <table:table-column table:style-name="表3.A"/>
        <table:table-column table:style-name="表3.B"/>
        <table:table-column table:style-name="表3.C"/>
        <table:table-row table:style-name="表3.1">
          <table:table-cell table:style-name="表3.A1" office:value-type="string">
            <text:p text:style-name="P4"><text:span text:style-name="T4">WORK </text:span><text:span text:style-name="T2">EXPERIENCE</text:span><text:span text:style-name="T17"><text:line-break/><text:line-break/></text:span><text:span text:style-name="T23">Linaro limited, Tokyo (remote), <text:s text:c="9"/>Mar 2013 - present</text:span></text:p>
            <text:p text:style-name="P17"><text:span text:style-name="T20">* Working for kernel WG as an full-time assignee dispatched</text:span></text:p>
            <text:p text:style-name="P17"><text:span text:style-name="T20"><text:s text:c="2"/>by Socionext</text:span></text:p>
            <text:p text:style-name="P17"><text:span text:style-name="T20"><text:s text:c="2"/>- Developing arm64 linux kernel,</text:span></text:p>
            <text:p text:style-name="P17"><text:span text:style-name="T20"><text:s text:c="4"/>features I implemented are ftrace and kexec/kdump</text:span></text:p>
            <text:p text:style-name="P17"><text:span text:style-name="T20"><text:s text:c="4"/>(partially involved in kgdb and livepatch as well)</text:span></text:p>
            <text:p text:style-name="P17"><text:span text:style-name="T20"><text:s text:c="2"/>- Developing U-Boot UEFI subsystem, including secure boot and</text:span></text:p>
            <text:p text:style-name="P17"><text:span text:style-name="T20"><text:s text:c="4"/>capsule (firmware) update</text:span></text:p>
            <text:p text:style-name="P17"><text:span text:style-name="T20"><text:s text:c="2"/>- Lot more contributions in improving and bug fixing on U-Boot</text:span></text:p>
            <text:p text:style-name="P17"><text:span text:style-name="T20"><text:s text:c="2"/>- Study on a hypervisor-agnostic virtio backend framework,</text:span></text:p>
            <text:p text:style-name="P17"><text:span text:style-name="T20"><text:s text:c="4"/>developing a PoC on zephyr under Xen</text:span></text:p>
            <text:p text:style-name="P17"><text:span text:style-name="T20"><text:s text:c="2"/>- Analysis on network latency on guest VM under Time Sensitive</text:span></text:p>
            <text:p text:style-name="P17"><text:span text:style-name="T20"><text:s text:c="4"/>Network (TSN) environment [1]</text:span></text:p>
            <text:p text:style-name="P18"><text:span text:style-name="T20">- Most recently, developing U-Boot SCMI support</text:span></text:p>
            <text:p text:style-name="P21"><text:span text:style-name="T20">Socionext Inc, Yokohama, <text:s text:c="16"/>2003 - present</text:span></text:p>
            <text:p text:style-name="P19"><text:span text:style-name="T20">(previously part of Fujitsu Limited's Semiconductor Division)</text:span></text:p>
            <text:p text:style-name="P18"><text:span text:style-name="T20">* Software Development Division (2010-2013)</text:span></text:p>
            <text:p text:style-name="P18"><text:span text:style-name="T20"><text:s text:c="2"/>as a tech lead of Linux development team,</text:span></text:p>
            <text:p text:style-name="P18"><text:span text:style-name="T20"><text:s text:c="2"/>- Responsible for delivering Linux BSPs for Arm-based ASIC</text:span></text:p>
            <text:p text:style-name="P18"><text:span text:style-name="T20"><text:s text:c="4"/>evaluation boards</text:span></text:p>
            <text:p text:style-name="P18"><text:span text:style-name="T20"><text:s text:c="2"/>- Worked on bringing up boards and developing device drivers</text:span></text:p>
            <text:p text:style-name="P18"><text:span text:style-name="T20"><text:s text:c="4"/>across a few generations of platforms</text:span></text:p>
            <text:p text:style-name="P18"><text:span text:style-name="T20">* Software department of FR-V(ASSP) Division <text:s text:c="11"/>(2003-2010)</text:span></text:p>
            <text:p text:style-name="P18"><text:span text:style-name="T20"><text:s text:c="2"/>- Engaged in product planning of new SoC's (32-bit</text:span></text:p>
            <text:p text:style-name="P18"><text:span text:style-name="T20"><text:s text:c="4"/>micro-controllers with VLIW) and software platform, also</text:span></text:p>
            <text:p text:style-name="P18"><text:span text:style-name="T20"><text:s text:c="4"/>got involved in marketing toward ISVs and customers</text:span></text:p>
            <text:p text:style-name="P21"><text:span text:style-name="T20">Fujitsu Limited, Kawasaki, <text:s text:c="14"/>1988 - 2003</text:span></text:p>
            <text:p text:style-name="P18"><text:span text:style-name="T20">* Remote service group of Computer System Division (2000-2003)</text:span></text:p>
            <text:p text:style-name="P18"><text:span text:style-name="T20"><text:s text:c="2"/>- Engaged in planning and establishing the infrastructure</text:span></text:p>
            <text:p text:style-name="P18"><text:span text:style-name="T20"><text:s text:c="4"/>with System Engineering Group to provide remote (servers</text:span></text:p>
            <text:p text:style-name="P18"><text:span text:style-name="T20"><text:s text:c="4"/>and devices) monitoring services</text:span></text:p>
            <text:p text:style-name="P18"><text:span text:style-name="T20"><text:s text:c="2"/>- Responsible for promoting and expanding the service areas</text:span></text:p>
            <text:p text:style-name="P18"><text:span text:style-name="T20"><text:s text:c="4"/>to USA, EU (Germany) and Korea</text:span></text:p>
            <text:p text:style-name="P18"><text:span text:style-name="T20"><text:s text:c="2"/>- Lead in developing agent software for servers</text:span></text:p>
            <text:p text:style-name="P18"><text:span text:style-name="T20">* Planning &amp; Research group of UNIX Server Division (1988-2000)</text:span></text:p>
            <text:p text:style-name="P18"><text:soft-page-break/><text:span text:style-name="T20"><text:s text:c="2"/>Engaged in various research works on pre-production</text:span></text:p>
            <text:p text:style-name="P18"><text:span text:style-name="T20"><text:s text:c="2"/>technologies for Unix-based server clusters &amp; host-standby</text:span></text:p>
            <text:p text:style-name="P18"><text:span text:style-name="T20"><text:s text:c="2"/>systems, including</text:span></text:p>
            <text:p text:style-name="P18"><text:span text:style-name="T20"><text:s text:c="2"/>- Study on coherent interconnect (infiniband)</text:span></text:p>
            <text:p text:style-name="P18"><text:span text:style-name="T20"><text:s text:c="2"/>- Study on Oracle's parallel database option</text:span></text:p>
            <text:p text:style-name="P18"><text:span text:style-name="T20"><text:s text:c="2"/>- Performance tunings for database benchmark (TPC-C)</text:span></text:p>
            <text:p text:style-name="P18"><text:span text:style-name="T20"><text:s text:c="2"/>- PoC of microkernel-based Unix system for SPARC with</text:span></text:p>
            <text:p text:style-name="P18"><text:span text:style-name="T20"><text:s text:c="4"/>fault-tolerance</text:span></text:p>
            <text:p text:style-name="P18"><text:span text:style-name="T20">- Study on a single system image of clustering servers</text:span></text:p>
            <text:p text:style-name="P21"><text:span text:style-name="T20">Unix System Laboratories, New Jersey, <text:s text:c="3"/>1990 - 1992</text:span></text:p>
            <text:p text:style-name="P18"><text:span text:style-name="T20">* worked as a full-time software engineer dispatched by Fujitsu</text:span></text:p>
            <text:p text:style-name="P18"><text:span text:style-name="T20"><text:s text:c="2"/>- Improving commercial Unix system, SVR4 ES/MP, for</text:span></text:p>
            <text:p text:style-name="P18"><text:span text:style-name="T20"><text:s text:c="4"/>multi-core systems, being responsible for delivering</text:span></text:p>
            <text:p text:style-name="P18"><text:span text:style-name="T20"><text:s text:c="4"/>SMP-capable file systems and thread-safe libraries</text:span></text:p>
          </table:table-cell>
          <table:table-cell table:style-name="表3.A1" office:value-type="string">
            <text:p text:style-name="P14"/>
          </table:table-cell>
          <table:table-cell table:style-name="表3.A1" office:value-type="string">
            <text:p text:style-name="P2"><text:span text:style-name="T2">EDUCATION</text:span><text:span text:style-name="T17"><text:line-break/></text:span><text:span text:style-name="T8"><text:line-break/></text:span><text:span text:style-name="T11">Master of Information Engineering</text:span></text:p>
            <text:p text:style-name="P10"><text:span text:style-name="T8">Tokyo University, 1988</text:span></text:p>
            <text:p text:style-name="P10"><text:span text:style-name="T11"/></text:p>
            <text:p text:style-name="P10"><text:span text:style-name="T11">Bachelor of Electronic Engineering</text:span></text:p>
            <text:p text:style-name="P10"><text:span text:style-name="T8">Tokyo University, 1986</text:span></text:p>
            <text:p text:style-name="P3"><text:span text:style-name="T2"/></text:p>
            <text:p text:style-name="P3"><text:span text:style-name="T4">SKILL </text:span><text:span text:style-name="T5">&amp; QUALIFICATIONS</text:span><text:span text:style-name="T14"><text:line-break/></text:span><text:span text:style-name="T13">(Programming languages and Technologies)</text:span></text:p>
            <text:p text:style-name="P20"><text:span text:style-name="T16">* Strong programming skill in C &amp; Shell, working knowledge</text:span></text:p>
            <text:p text:style-name="P20"><text:span text:style-name="T16"><text:s text:c="2"/>in Python &amp; Rust</text:span></text:p>
            <text:p text:style-name="P20"><text:span text:style-name="T16">* Experienced for 15+years in developing Linux kernel, device</text:span></text:p>
            <text:p text:style-name="P20"><text:span text:style-name="T16"><text:s text:c="2"/>drivers and low-level firmware, including TF-A, U-Boot and EDK2 </text:span></text:p>
            <text:p text:style-name="P20"><text:span text:style-name="T16">* Experienced one year in developing Zephyr + Xen</text:span></text:p>
            <text:p text:style-name="P20"><text:span text:style-name="T16">* Knowledgeable with Arm architecture (v8) and Arm assembly</text:span></text:p>
            <text:p text:style-name="P20"><text:span text:style-name="T16">* Knowledgeable with hypervisors (kvm, xen)</text:span></text:p>
            <text:p text:style-name="P20"/>
            <text:p text:style-name="P22"><text:span text:style-name="T16">(Development tools and Process)</text:span></text:p>
            <text:p text:style-name="P20"><text:span text:style-name="T16">* Proficient in version control tools (git, github)</text:span></text:p>
            <text:p text:style-name="P20"><text:span text:style-name="T16">* Proficient in agile development practice (JIRA, Redmine)</text:span></text:p>
            <text:p text:style-name="P20"><text:span text:style-name="T16">* Experienced in utilising ftrace and other performance tools</text:span></text:p>
            <text:p text:style-name="P20"><text:span text:style-name="T16"><text:s text:c="2"/>to analyze the system performance and the bottlenecks.</text:span></text:p>
            <text:p text:style-name="P20"><text:span text:style-name="T16">* Experienced in utilising a </text:span><text:soft-page-break/><text:span text:style-name="T16">simulator for development and</text:span></text:p>
            <text:p text:style-name="P20"><text:span text:style-name="T16"><text:s text:c="2"/>debugging (qemu, Arm FVP)</text:span></text:p>
            <text:p text:style-name="P20"><text:span text:style-name="T16">* Experienced in utilising a jtag debugger for debugging</text:span></text:p>
            <text:p text:style-name="P20"><text:span text:style-name="T16"><text:s text:c="2"/>(Arm's RealView ICE)</text:span></text:p>
            <text:p text:style-name="P20"><text:span text:style-name="T16">* Lots of experiences in upstreaming software patches (mostly</text:span></text:p>
            <text:p text:style-name="P20"><text:span text:style-name="T16"><text:s text:c="2"/>linux and U-Boot) and cod reviews in the communities</text:span></text:p>
            <text:p text:style-name="P20"/>
            <text:p text:style-name="P22"><text:span text:style-name="T16">(Personal traits and Communication)</text:span></text:p>
            <text:p text:style-name="P20"><text:span text:style-name="T16">* Strong commitment to task completion with many track records</text:span></text:p>
            <text:p text:style-name="P20"><text:span text:style-name="T16"><text:s text:c="2"/>of contributions to upstream software</text:span></text:p>
            <text:p text:style-name="P20"><text:span text:style-name="T16">* Self motivation with an aptitude for acquiring skills and</text:span></text:p>
            <text:p text:style-name="P20"><text:span text:style-name="T16"><text:s text:c="2"/>knowledge of new technologies</text:span></text:p>
            <text:p text:style-name="P20"><text:span text:style-name="T16">* Willingness in collaborating with inside and outside people alike</text:span></text:p>
            <text:p text:style-name="P20"><text:span text:style-name="T16">* Good leadership in managing a small group of engineers (~10)</text:span></text:p>
            <text:p text:style-name="P20"><text:span text:style-name="T16">* Ability of technical documentation and presentation skills</text:span></text:p>
            <text:p text:style-name="P20"><text:span text:style-name="T16"><text:s text:c="2"/>in English. See [1]</text:span></text:p>
            <text:p text:style-name="P20"><text:span text:style-name="T16">* TOEIC 845 (2018)</text:span></text:p>
          </table:table-cell>
        </table:table-row>
      </table:table>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ato" svg:font-family="Lato" style:font-family-generic="roman" style:font-pitch="variable"/>
    <style:font-face style:name="Lato1" svg:font-family="Lato"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ystem" style:font-pitch="variable"/>
    <style:font-face style:name="Nunito" svg:font-family="Nunito" style:font-family-generic="roman" style:font-pitch="variable"/>
    <style:font-face style:name="Nunito1" svg:font-family="Nunito"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Raleway" svg:font-family="Raleway" style:font-family-generic="roman" style:font-pitch="variable"/>
    <style:font-face style:name="Raleway Thin" svg:font-family="'Raleway Thin'" style:font-family-generic="roman" style:font-pitch="variable"/>
    <style:font-face style:name="Raleway Thin1" svg:font-family="'Raleway Thin'" style:font-family-generic="system" style:font-pitch="variable"/>
    <style:font-face style:name="Raleway1" svg:font-family="Raleway" style:font-family-generic="system" style:font-pitch="variable"/>
    <style:font-face style:name="Times New Roman" svg:font-family="'Times New Roman'" style:font-family-generic="roman" style:font-pitch="variable"/>
    <style:font-face style:name="Trebuchet MS" svg:font-family="'Trebuchet MS'" style:font-family-generic="roman"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ato" fo:font-size="11pt" fo:language="en" fo:country="US" style:letter-kerning="false" style:font-name-asian="Lato1" style:font-size-asian="11pt" style:language-asian="en" style:country-asian="US" style:font-name-complex="Lato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ato" fo:font-size="11pt" fo:language="en" fo:country="US" style:letter-kerning="false" style:font-name-asian="Lato1" style:font-size-asian="11pt" style:language-asian="en" style:country-asian="US" style:font-name-complex="Lato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41cm" fo:margin-bottom="0cm" style:contextual-spacing="false" fo:keep-together="always" fo:keep-with-next="always"/>
      <style:text-properties style:font-name="Raleway" fo:font-family="Raleway" style:font-family-generic="roman" style:font-pitch="variable" fo:font-size="12pt" fo:font-weight="bold" style:font-name-asian="Raleway1" style:font-family-asian="Raleway" style:font-family-generic-asian="system" style:font-pitch-asian="variable" style:font-size-asian="12pt" style:font-weight-asian="bold" style:font-name-complex="Raleway1" style:font-family-complex="Raleway"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666666" loext:opacity="100%" fo:font-size="9pt" style:font-size-asian="9pt" style:font-size-complex="9pt"/>
    </style:style>
    <style:style style:name="Heading_20_4" style:display-name="Heading 4" style:family="paragraph" style:parent-style-name="Standard" style:next-style-name="Standard" style:default-outline-level="4"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Title" style:family="paragraph" style:parent-style-name="Standard" style:next-style-name="Standard" style:class="chapter">
      <style:paragraph-properties fo:line-height="100%" fo:keep-together="always" fo:keep-with-next="always"/>
      <style:text-properties style:font-name="Raleway" fo:font-family="Raleway" style:font-family-generic="roman" style:font-pitch="variable" fo:font-size="24pt" fo:font-weight="bold" style:font-name-asian="Raleway1" style:font-family-asian="Raleway" style:font-family-generic-asian="system" style:font-pitch-asian="variable" style:font-size-asian="24pt" style:font-weight-asian="bold" style:font-name-complex="Raleway1" style:font-family-complex="Raleway" style:font-family-generic-complex="system" style:font-pitch-complex="variable" style:font-size-complex="24pt"/>
    </style:style>
    <style:style style:name="Subtitle" style:family="paragraph" style:parent-style-name="Standard" style:next-style-name="Standard" style:class="chapter">
      <style:paragraph-properties fo:margin-top="0.106cm" fo:margin-bottom="0cm" style:contextual-spacing="false" fo:line-height="100%" fo:keep-together="always" fo:keep-with-next="always"/>
      <style:text-properties fo:color="#f2511b" loext:opacity="100%" style:font-name="Raleway" fo:font-family="Raleway" style:font-family-generic="roman" style:font-pitch="variable" fo:font-size="16pt" fo:font-weight="bold" style:font-name-asian="Raleway1" style:font-family-asian="Raleway" style:font-family-generic-asian="system" style:font-pitch-asian="variable" style:font-size-asian="16pt" style:font-weight-asian="bold" style:font-name-complex="Raleway1" style:font-family-complex="Raleway"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cm" style:contextual-spacing="false" fo:line-height="100%" fo:orphans="0" fo:widows="0"/>
    </style:style>
    <style:style style:name="MT1" style:family="text">
      <style:text-properties style:font-name="Arial" fo:font-size="9pt" fo:font-weight="bold" style:font-name-asian="Arial2" style:font-size-asian="9pt" style:font-weight-asian="bold" style:font-name-complex="Arial2" style:font-size-complex="9pt"/>
    </style:style>
    <style:page-layout style:name="Mpm1">
      <style:page-layout-properties fo:page-width="21.59cm" fo:page-height="27.94cm" style:num-format="1" style:print-orientation="portrait" fo:margin-top="0cm" fo:margin-bottom="1.27cm" fo:margin-left="1.905cm" fo:margin-right="1.905cm" style:writing-mode="lr-tb" style:layout-grid-color="#c0c0c0" style:layout-grid-lines="254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p>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5</meta:editing-cycles>
    <meta:creation-date>2021-02-28T05:18:00</meta:creation-date>
    <dc:date>2023-06-17T18:07:36.252358260</dc:date>
    <meta:editing-duration>PT38M1S</meta:editing-duration>
    <meta:generator>LibreOffice/7.3.7.2$Linux_X86_64 LibreOffice_project/30$Build-2</meta:generator>
    <meta:document-statistic meta:table-count="3" meta:image-count="0" meta:object-count="0" meta:page-count="2" meta:paragraph-count="92" meta:word-count="703" meta:character-count="4864" meta:non-whitespace-character-count="4074"/>
    <meta:user-defined meta:name="AppVersion">16.0000</meta:user-defined>
    <meta:template xlink:type="simple" xlink:actuate="onRequest" xlink:title="Normal.dotm" xlink:href=""/>
  </office:meta>
</office:document-meta>
</file>